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283cm" fo:min-width="2.079cm" fo:padding-top="0.201cm" fo:padding-bottom="0.201cm" fo:padding-left="0.326cm" fo:padding-right="0.326cm"/>
    </style:style>
    <style:style style:name="gr2" style:family="graphic" style:parent-style-name="standard">
      <style:graphic-properties svg:stroke-width="0.152cm" svg:stroke-color="#000000" draw:marker-start-width="0.66cm" draw:marker-end-width="0.66cm" draw:fill-color="#ffffff" draw:textarea-horizontal-align="justify" draw:textarea-vertical-align="middle" draw:auto-grow-height="false" fo:min-height="2.131cm" fo:min-width="1.927cm" fo:padding-top="0.201cm" fo:padding-bottom="0.201cm" fo:padding-left="0.326cm" fo:padding-right="0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104cm" fo:min-width="1.944cm"/>
    </style:style>
    <style:style style:name="gr4" style:family="graphic" style:parent-style-name="standard">
      <style:graphic-properties svg:stroke-width="0.152cm" svg:stroke-color="#800000" draw:marker-start-width="0.66cm" draw:marker-end-width="0.66cm" draw:fill-color="#ffffff" draw:opacity="0%" draw:textarea-horizontal-align="justify" draw:textarea-vertical-align="middle" draw:auto-grow-height="false" fo:min-height="4.71cm" fo:min-width="7.129cm" fo:padding-top="0.201cm" fo:padding-bottom="0.201cm" fo:padding-left="0.326cm" fo:padding-right="0.326cm" draw:shadow-opacity="0%"/>
    </style:style>
    <style:style style:name="gr5" style:family="graphic" style:parent-style-name="standard">
      <style:graphic-properties svg:stroke-width="0.152cm" svg:stroke-color="#800000" draw:marker-start-width="0.66cm" draw:marker-end-width="0.66cm" draw:fill-color="#ffffff" draw:opacity="0%" draw:textarea-horizontal-align="justify" draw:textarea-vertical-align="middle" draw:auto-grow-height="false" fo:min-height="4.71cm" fo:min-width="4.573cm" fo:padding-top="0.201cm" fo:padding-bottom="0.201cm" fo:padding-left="0.326cm" fo:padding-right="0.326cm" draw:shadow-opacity="0%"/>
    </style:style>
    <style:style style:name="gr6" style:family="graphic" style:parent-style-name="standard">
      <style:graphic-properties svg:stroke-width="0.152cm" svg:stroke-color="#800000" draw:marker-start-width="0.66cm" draw:marker-end-width="0.66cm" draw:fill-color="#ffffff" draw:opacity="0%" draw:textarea-horizontal-align="justify" draw:textarea-vertical-align="middle" draw:auto-grow-height="false" fo:min-height="4.71cm" fo:min-width="4.551cm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none" svg:stroke-color="#000000" draw:fill="none" draw:fill-color="#ffffff" fo:min-height="3.06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79cm" svg:height="2.533cm" svg:x="4.776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6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8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7.3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9.977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2.578cm" svg:y="11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15.202cm" svg:y="1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6.1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0.024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7.467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4.844cm" svg:y="11.2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44cm" svg:height="2.354cm" svg:x="15.247cm" svg:y="3.6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79cm" svg:height="2.533cm" svg:x="4.776cm" svg:y="8.6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81cm" svg:height="5.112cm" svg:x="4.798cm" svg:y="8.6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25cm" svg:height="5.112cm" svg:x="12.579cm" svg:y="8.6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81cm" svg:height="5.112cm" svg:x="4.775cm" svg:y="3.5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203cm" svg:height="5.112cm" svg:x="12.578cm" svg:y="3.54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121cm" svg:height="3.319cm" svg:x="5.539cm" svg:y="15.763cm">
          <draw:text-box>
            <text:p>Block 0,0</text:p>
            <text:p>Assigned to P_0</text:p>
          </draw:text-box>
        </draw:frame>
        <draw:frame draw:style-name="gr7" draw:text-style-name="P4" draw:layer="layout" svg:width="6.121cm" svg:height="3.319cm" svg:x="13.208cm" svg:y="15.944cm">
          <draw:text-box>
            <text:p>Block 0,1</text:p>
            <text:p>Assigned to P_1</text:p>
          </draw:text-box>
        </draw:frame>
        <draw:frame draw:style-name="gr7" draw:text-style-name="P4" draw:layer="layout" svg:width="6.121cm" svg:height="3.319cm" svg:x="1.594cm" svg:y="1.459cm">
          <draw:text-box>
            <text:p>Block 1,0</text:p>
            <text:p>Assigned to P_2</text:p>
          </draw:text-box>
        </draw:frame>
        <draw:frame draw:style-name="gr7" draw:text-style-name="P4" draw:layer="layout" svg:width="6.121cm" svg:height="3.319cm" svg:x="13.096cm" svg:y="1.279cm">
          <draw:text-box>
            <text:p>Block 1,1</text:p>
            <text:p>Assigned to P_3</text:p>
          </draw:text-box>
        </draw:frame>
        <draw:line draw:style-name="gr8" draw:text-style-name="P5" draw:layer="layout" svg:x1="6.929cm" svg:y1="15.897cm" svg:x2="7.781cm" svg:y2="13.857cm">
          <text:p/>
        </draw:line>
        <draw:line draw:style-name="gr8" draw:text-style-name="P5" draw:layer="layout" svg:x1="15.001cm" svg:y1="15.92cm" svg:x2="14.956cm" svg:y2="13.857cm">
          <text:p/>
        </draw:line>
        <draw:line draw:style-name="gr8" draw:text-style-name="P5" draw:layer="layout" svg:x1="2.848cm" svg:y1="3.049cm" svg:x2="4.597cm" svg:y2="4.978cm">
          <text:p/>
        </draw:line>
        <draw:line draw:style-name="gr8" draw:text-style-name="P5" draw:layer="layout" svg:x1="15.808cm" svg:y1="2.78cm" svg:x2="15.651cm" svg:y2="3.453cm">
          <text:p/>
        </draw:line>
        <draw:custom-shape draw:style-name="gr3" draw:text-style-name="P2" draw:layer="layout" svg:width="2.444cm" svg:height="2.354cm" svg:x="4.866cm" svg:y="3.6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 Eichholz</meta:initial-creator>
    <meta:creation-date>2017-05-05T08:57:55.578613238</meta:creation-date>
    <dc:date>2017-05-05T15:34:26.081417086</dc:date>
    <dc:creator>Joe Eichholz</dc:creator>
    <meta:editing-duration>PT6H34M43S</meta:editing-duration>
    <meta:editing-cycles>5</meta:editing-cycles>
    <meta:generator>LibreOffice/5.2.6.2$Linux_X86_64 LibreOffice_project/20$Build-2</meta:generator>
    <meta:document-statistic meta:object-count="38"/>
  </office:meta>
</office:document-meta>
</file>